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TitleMain_scrBook_scrBody"><text:span text:style-name="span_TitleMain_scrBook_scrBody">Gutnius Matyu i raitim</text:span> </text:p>
        <text:p text:style-name="IntroSectionHead_scrIntroSection_scrBook_scrBody"><text:span text:style-name="span_IntroSectionHead_scrIntroSection_scrBook_scrBody">Tok i go pas</text:span> </text:p>
        <text:p text:style-name="IntroParagraph_scrIntroSection_scrBook_scrBody"><text:span text:style-name="span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ChapterHead_scrSection_scrBook_scrBody">Jisas i kamap long graun</text:span> </text:p>
        <text:p text:style-name="SectionHead_scrSection_scrBook_scrBody"><text:span text:style-name="span_SectionHead_scrSection_scrBook_scrBody">Nem bilong ol lain tumbuna bilong Jisas Krais</text:span> </text:p>
        <text:p text:style-name="ChapterNumber1"><text:span text:style-name="ChapterNumber_Paragraph1_scrSection_scrBook_scrBody">1</text:span> <text:span text:style-name="span_Paragraph1_scrSection_scrBook_scrBody">Dispela †  em i tok long ol lain tumbuna bilong Jisas Krais. Jisas em i bilong lain bilong Devit na Devit em i bilong lain bilong Abraham. replace text here</text:span> </text:p>
        <text:p text:style-name="SectionHead_scrSection_scrSection_scrBook_scrBody"><text:span text:style-name="span_SectionHead_scrSection_scrSection_scrBook_scrBody">Josep wantaim meri na pikinini i go long Isip</text:span> </text:p>
        <text:p text:style-name="Paragraph_scrSection_scrSection_scrBook_scrBody"><text:span text:style-name="VerseNumber_Paragraph_scrSection_scrSection_scrBook_scrBody">13</text:span> <text:span text:style-name="span_Paragraph_scrSection_scrSection_scrBook_scrBody">Ol saveman i go pinis, na ensel bilong Bikpela i kamap long Josep long driman. Ensel i tok olsem, “Yu kirap na kisim pikinini wantaim mama bilong en, na yu ranawe i go long Isip.</text:span> <text:span text:style-name="span_Paragraph_scrSection_scrSection_scrBook_scrBody"><text:reference-ref text:reference-format="text" text:ref-name="f06c1ac15-935c-4ff4-99f9-257a5372c48a">c</text:reference-ref></text:span> <text:span text:style-name="span_Paragraph_scrSection_scrSection_scrBook_scrBody">Na yu mas i stap long Isip inap long taim mi givim tok gen long yu, long wanem, Herot i laik painim pikinini na kilim em i dai.” </text:span><text:span text:style-name="VerseNumber_Paragraph_scrSection_scrSection_scrBook_scrBody">14</text:span> <text:span text:style-name="span_Paragraph_scrSection_scrSection_scrBook_scrBody">Orait Josep i kirap na i kisim pikinini wantaim mama bilong en long nait yet, na em i bringim ol i go long Isip. </text:span><text:span text:style-name="VerseNumber_Paragraph_scrSection_scrSection_scrBook_scrBody">15</text:span> <text:span text:style-name="span_Paragraph_scrSection_scrSection_scrBook_scrBody">Na †  Josep i stap long Isip inap long Herot i dai pinis. Dispela samting i kamap bilong inapim wanpela tok Bikpela i bin mekim long maus bilong profet. Em i bin tok olsem, “Pikinini man bilong mi em i stap long Isip, na mi singautim em long lusim Isip na em i kam.”</text:span> </text:p>
        <text:p text:style-name="NoteGeneralParagraph_scrSection_scrSection_scrBook_scrBody"/>
        <text:section text:style-name="Sect_scrBook" text:name="Sect_scrBook">
          <text:p text:style-name="TitleMain_scrBook_scrBook_scrBody"/>
          <text:p text:style-name="IntroSectionHead_scrIntroSection_scrBook_scrBook_scrBody"/>
          <text:p text:style-name="IntroParagraph_scrIntroSection_scrBook_scrBook_scrBody"/>
          <text:p text:style-name="ChapterHead_scrSection_scrBook_scrBook_scrBody"/>
          <text:p text:style-name="SectionHead_scrSection_scrBook_scrBook_scrBody"/>
          <text:p text:style-name="ChapterNumber1"/>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scrBook_scrBody" style:family="paragraph" style:parent-style-name="scrBody"/>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dy" style:family="text" style:parent-style-name="ChapterHead_scrSection_scrBook_scrBody">
      <style:text-properties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dy" style:family="text" style:parent-style-name="SectionHead_scrSection_scrBook_scrBody">
      <style:text-properties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language="none" fo:country="none"/>
    </style:style>
    <style:style xmlns:style="urn:oasis:names:tc:opendocument:xmlns:style:1.0" style:name="span_Paragraph1_scrSection_scrBook_scrBody" style:family="text" style:parent-style-name="Paragraph1_scrSection_scrBook_scrBody">
      <style:text-properties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Section_scrBook_scrBody" style:family="text" style:parent-style-name="SectionHead_scrSection_scrSection_scrBook_scrBody">
      <style:text-properties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fo:language="none" fo:country="none"/>
    </style:style>
    <style:style xmlns:style="urn:oasis:names:tc:opendocument:xmlns:style:1.0" style:name="span_Paragraph_scrSection_scrSection_scrBook_scrBody" style:family="text" style:parent-style-name="Paragraph_scrSection_scrSection_scrBook_scrBody">
      <style:text-properties fo:language="none" fo:country="none"/>
    </style:style>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display="prince-footnote"/>
    </style:style>
    <style:style xmlns:style="urn:oasis:names:tc:opendocument:xmlns:style:1.0" style:name="span_NoteGeneralParagraph_scrSection_scrSection_scrBook_scrBody" style:family="text" style:parent-style-name="NoteGeneralParagraph_scrSection_scrSection_scrBook_scrBody">
      <style:text-properties fo:language="none" fo:country="none"/>
    </style:style>
    <style:style xmlns:style="urn:oasis:names:tc:opendocument:xmlns:style:1.0" style:name="scrBook_scrBook_scrBody" style:family="paragraph" style:parent-style-name="scrBook_scrBody"/>
    <style:style xmlns:style="urn:oasis:names:tc:opendocument:xmlns:style:1.0" style:name="scrBookName_scrBook_scrBook_scrBody" style:family="text" style:parent-style-name="scrBook_scrBook_scrBody">
      <style:text-properties display="none" fo:language="en" fo:country="US"/>
    </style:style>
    <style:style xmlns:style="urn:oasis:names:tc:opendocument:xmlns:style:1.0" style:name="TitleMain_scrBook_scrBook_scrBody" style:family="paragraph" style:parent-style-name="scrBook_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itleMain_scrBook_scrBook_scrBody" style:family="text" style:parent-style-name="TitleMain_scrBook_scrBook_scrBody">
      <style:text-properties fo:language="none" fo:country="none"/>
    </style:style>
    <style:style xmlns:style="urn:oasis:names:tc:opendocument:xmlns:style:1.0" style:name="scrIntroSection_scrBook_scrBook_scrBody" style:family="paragraph" style:parent-style-name="scrBook_scrBook_scrBody">
      <style:paragraph-properties fo:text-align="left"/>
    </style:style>
    <style:style xmlns:style="urn:oasis:names:tc:opendocument:xmlns:style:1.0" style:name="IntroSectionHead_scrIntroSection_scrBook_scrBook_scrBody" style:family="paragraph" style:parent-style-name="scrIntroSection_scrBook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IntroSectionHead_scrIntroSection_scrBook_scrBook_scrBody" style:family="text" style:parent-style-name="IntroSectionHead_scrIntroSection_scrBook_scrBook_scrBody">
      <style:text-properties fo:language="none" fo:country="none"/>
    </style:style>
    <style:style xmlns:style="urn:oasis:names:tc:opendocument:xmlns:style:1.0" style:name="IntroParagraph_scrIntroSection_scrBook_scrBook_scrBody" style:family="paragraph" style:parent-style-name="scrIntroSection_scrBook_scrBook_scrBody">
      <style:paragraph-properties fo:text-indent="14.4pt" fo:margin-left="0pt"/>
    </style:style>
    <style:style xmlns:style="urn:oasis:names:tc:opendocument:xmlns:style:1.0" style:name="span_IntroParagraph_scrIntroSection_scrBook_scrBook_scrBody" style:family="text" style:parent-style-name="IntroParagraph_scrIntroSection_scrBook_scrBook_scrBody">
      <style:text-properties fo:language="none" fo:country="none"/>
    </style:style>
    <style:style xmlns:style="urn:oasis:names:tc:opendocument:xmlns:style:1.0" style:name="scrSection_scrBook_scrBook_scrBody" style:family="paragraph" style:parent-style-name="scrBook_scrBook_scrBody">
      <style:paragraph-properties fo:text-align="left"/>
    </style:style>
    <style:style xmlns:style="urn:oasis:names:tc:opendocument:xmlns:style:1.0" style:name="ChapterHead_scrSection_scrBook_scrBook_scrBody" style:family="paragraph" style:parent-style-name="scrSection_scrBook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ChapterHead_scrSection_scrBook_scrBook_scrBody" style:family="text" style:parent-style-name="ChapterHead_scrSection_scrBook_scrBook_scrBody">
      <style:text-properties fo:language="none" fo:country="none"/>
    </style:style>
    <style:style xmlns:style="urn:oasis:names:tc:opendocument:xmlns:style:1.0" style:name="SectionHead_scrSection_scrBook_scrBook_scrBody" style:family="paragraph" style:parent-style-name="scrSection_scrBook_scrBook_scrBody">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style:font-weight-complex="700" fo:font-style="normal"/>
    </style:style>
    <style:style xmlns:style="urn:oasis:names:tc:opendocument:xmlns:style:1.0" style:name="span_SectionHead_scrSection_scrBook_scrBook_scrBody" style:family="text" style:parent-style-name="SectionHead_scrSection_scrBook_scrBook_scrBody">
      <style:text-properties fo:language="none" fo:country="none"/>
    </style:style>
    <style:style xmlns:style="urn:oasis:names:tc:opendocument:xmlns:style:1.0" style:name="Paragraph1_scrSection_scrBook_scrBook_scrBody" style:family="paragraph" style:parent-style-name="scrSection_scrBook_scrBook_scrBody">
      <style:paragraph-properties fo:margin-left="0pt"/>
    </style:style>
    <style:style xmlns:style="urn:oasis:names:tc:opendocument:xmlns:style:1.0" style:name="ChapterNumber_Paragraph1_scrSection_scrBook_scrBook_scrBody" style:family="text" style:parent-style-name="Paragraph1_scrSection_scrBook_scrBook_scrBody">
      <style:text-properties fo:font-weight="700" style:font-weight-complex="700" fo:language="none" fo:country="none"/>
    </style:style>
    <style:style xmlns:style="urn:oasis:names:tc:opendocument:xmlns:style:1.0" style:name="VerseNumber1_Paragraph1_scrSection_scrBook_scrBook_scrBody" style:family="text" style:parent-style-name="Paragraph1_scrSection_scrBook_scrBook_scrBody">
      <style:text-properties display="none" fo:language="none" fo:country="none"/>
    </style:style>
    <style:style xmlns:style="urn:oasis:names:tc:opendocument:xmlns:style:1.0" style:name="span_Paragraph1_scrSection_scrBook_scrBook_scrBody" style:family="text" style:parent-style-name="Paragraph1_scrSection_scrBook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hapterNumber1" style:family="paragraph" style:parent-style-name="Paragraph_scrSection_scrBook_scrBody">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text:display="prince-footnote"/>
    </style:style>
    <style:style style:name="NoteCrossHYPHENReferenceParagraph..footnote-marker" style:family="text" style:parent-style-name="none">
      <style:text-properties fo:font-weight="700" text:display="prince-footnote"/>
    </style:style>
    <style:style style:name="NoteGeneralParagraph" style:family="paragraph" style:parent-style-name="none">
      <style:paragraph-properties fo:text-indent="0pt" fo:margin-left="0pt"/>
      <style:text-properties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NoteGeneralParatraph..footnote-call" style:family="text" style:parent-style-name="none">
      <style:text-properties fo:color="#80008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style:style>
    <style:style style:name="VerseNumberInNote" style:family="paragraph" style:parent-style-name="none">
      <style:paragraph-properties fo:text-indent="0pt" fo:margin-left="0pt"/>
      <style:text-properties fo:font-size="100%" style:text-position="super"/>
    </style:style>
    <style:style style:name="VerseNumber1" style:family="paragraph" style:parent-style-name="none">
      <style:text-properties text:display="non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598425in" style:type="center"/>
          <style:tab-stop style:position="5.1968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counter(page)|"/>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footer>
        <text:p text:style-name="Footer">
          <text:span text:style-name="PageHeaderFooter3"/>
          <text:tab/>
          <text:span text:style-name="PageHeaderFooter4">
            <text:page-number text:select-page="current">4</text:page-number>
          </text:span>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page-number text:select-page="current">4</text:page-number>
          </text:span>
          <text:tab/>
          <text:span text:style-name="PageHeaderFooter14"/>
        </text:p>
      </style:header>
    </style:master-page>
    <style:master-page style:name="Right_20_Page" style:display-name="Right Page" style:page-layout-name="pm5" style:next-style-name="Left_20_Page">
      <style:header>
        <text:p text:style-name="Header">
          <text:span text:style-name="PageHeaderFooter18"/>
          <text:tab/>
          <text:span text:style-name="PageHeaderFooter19">
            <text:page-number text:select-page="current">4</text:page-number>
          </text:span>
          <text:tab/>
          <text:span text:style-name="PageHeaderFooter20">
            <text:chapter text:display="name" text:outline-level="10"/>
          </text:span>
        </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Yesu</meta:initial-creator>
    <meta:creation-date>2011-02-23T15:59:40</meta:creation-date>
    <dc:creator>Yesu</dc:creator>
    <dc:date>2011-02-23T15:59:40</dc:date>
    <meta:editing-cycles>1</meta:editing-cycles>
    <meta:editing-duration>PT2M27S</meta:editing-duration>
    <meta:AssemblyVersion Assembly-Version="OpenOfficeConvert 0.6.17.663"/>
    <meta:Created-By Created-By="ReSharper 5.1.3000.12"/>
    <meta:user-defined meta:name="Assembly-Version">OpenOfficeConvert 0.6.17.663</meta:user-defined>
    <meta:user-defined meta:name="Created-By">ReSharper 5.1.3000.12</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E:\SVN Google\pathway\Test\PsExport\TestFiles\Output\T9\PartFile1"
Const IsPreview = "False"
Const RunMacroFirstTime = "True"

'Changed On Feb-22-2011 for TD-1916(Paratext Open Office even header missing)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strPrevStartChapter &lt;&gt; strStartChapter Then
					If strStartVerse &lt;&gt; 1 Then
						strFirstReference = strFirstReference &amp; strPrevStartChapter &amp; "-"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16) = Left(LastParagraph(PageNo),16)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Function GetBookCodeName(ParaString)
dim myList
	If Len(ParaString) &gt; 0 Then
		myList = split(Trim(ParaString)," ")	
		If Mid(ReferenceFormat,1,4) = "Gen " Then
			GetBookCodeName = myList(1)
		Else
			GetBookCodeName = myList(0)
		End If	
	End If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